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style>
    <style:style style:name="P2" style:parent-style-name="Normal" style:family="paragraph">
      <style:paragraph-properties fo:text-align="center"/>
      <style:text-properties style:font-name="Arial" style:font-name-complex="Arial" fo:font-weight="bold" style:font-weight-asian="bold" fo:font-size="22pt" style:font-size-asian="22pt" style:font-size-complex="14pt"/>
    </style:style>
    <style:style style:name="P3" style:parent-style-name="Normal" style:family="paragraph">
      <style:paragraph-properties fo:text-align="center"/>
    </style:style>
    <style:style style:name="T4" style:parent-style-name="Policepardéfaut" style:family="text">
      <style:text-properties style:font-name="Arial" style:font-name-complex="Arial" fo:font-weight="bold" style:font-weight-asian="bold" fo:font-size="16pt" style:font-size-asian="16pt" style:font-size-complex="16pt"/>
    </style:style>
    <style:style style:name="T5" style:parent-style-name="Policepardéfaut" style:family="text">
      <style:text-properties style:font-name="Arial" style:font-name-complex="Arial" fo:font-weight="bold" style:font-weight-asian="bold" fo:font-size="16pt" style:font-size-asian="16pt" style:font-size-complex="16pt"/>
    </style:style>
    <style:style style:name="T6" style:parent-style-name="Policepardéfaut" style:family="text">
      <style:text-properties style:font-name="Arial" style:font-name-complex="Arial" fo:font-weight="bold" style:font-weight-asian="bold" fo:font-size="16pt" style:font-size-asian="16pt" style:font-size-complex="16pt"/>
    </style:style>
    <style:style style:name="T7" style:parent-style-name="Policepardéfaut" style:family="text">
      <style:text-properties style:font-name="Arial" style:font-name-complex="Arial" fo:font-weight="bold" style:font-weight-asian="bold" fo:font-size="16pt" style:font-size-asian="16pt" style:font-size-complex="16pt"/>
    </style:style>
    <style:style style:name="T8" style:parent-style-name="Policepardéfaut" style:family="text">
      <style:text-properties style:font-name="Arial" style:font-name-complex="Arial" fo:font-weight="bold" style:font-weight-asian="bold" fo:font-size="16pt" style:font-size-asian="16pt" style:font-size-complex="16pt"/>
    </style:style>
    <style:style style:name="T9" style:parent-style-name="Policepardéfaut" style:family="text">
      <style:text-properties style:font-name="Arial" style:font-name-complex="Arial" fo:font-weight="bold" style:font-weight-asian="bold" fo:font-size="16pt" style:font-size-asian="16pt" style:font-size-complex="16pt"/>
    </style:style>
    <style:style style:name="T10" style:parent-style-name="Policepardéfaut" style:family="text">
      <style:text-properties style:font-name="Arial" style:font-name-complex="Arial" fo:font-weight="bold" style:font-weight-asian="bold" fo:font-size="16pt" style:font-size-asian="16pt" style:font-size-complex="16pt"/>
    </style:style>
    <style:style style:name="T11" style:parent-style-name="Policepardéfaut" style:family="text">
      <style:text-properties style:font-name="Arial" style:font-name-complex="Arial" fo:font-weight="bold" style:font-weight-asian="bold" fo:font-size="16pt" style:font-size-asian="16pt" style:font-size-complex="16pt"/>
    </style:style>
    <style:style style:name="T12" style:parent-style-name="Policepardéfaut" style:family="text">
      <style:text-properties style:font-name="Arial" style:font-name-complex="Arial" fo:font-weight="bold" style:font-weight-asian="bold" fo:font-size="16pt" style:font-size-asian="16pt" style:font-size-complex="16pt"/>
    </style:style>
    <style:style style:name="T13" style:parent-style-name="Policepardéfaut" style:family="text">
      <style:text-properties style:font-name="Arial" style:font-name-complex="Arial" fo:font-weight="bold" style:font-weight-asian="bold" fo:font-size="16pt" style:font-size-asian="16pt" style:font-size-complex="16pt"/>
    </style:style>
    <style:style style:name="T14" style:parent-style-name="Policepardéfaut" style:family="text">
      <style:text-properties style:font-name="Arial" style:font-name-complex="Arial" fo:font-weight="bold" style:font-weight-asian="bold" fo:font-size="16pt" style:font-size-asian="16pt" style:font-size-complex="16pt"/>
    </style:style>
    <style:style style:name="T15" style:parent-style-name="Policepardéfaut" style:family="text">
      <style:text-properties style:font-name="Arial" style:font-name-complex="Arial" fo:font-weight="bold" style:font-weight-asian="bold" fo:font-size="16pt" style:font-size-asian="16pt" style:font-size-complex="16pt"/>
    </style:style>
    <style:style style:name="T16" style:parent-style-name="Policepardéfaut" style:family="text">
      <style:text-properties style:font-name="Arial" style:font-name-complex="Arial" fo:font-weight="bold" style:font-weight-asian="bold" fo:font-size="16pt" style:font-size-asian="16pt" style:font-size-complex="16pt"/>
    </style:style>
    <style:style style:name="T17" style:parent-style-name="Policepardéfaut" style:family="text">
      <style:text-properties style:font-name="Arial" style:font-name-complex="Arial" fo:font-weight="bold" style:font-weight-asian="bold" fo:font-size="16pt" style:font-size-asian="16pt" style:font-size-complex="16pt"/>
    </style:style>
    <style:style style:name="P18" style:parent-style-name="Normal" style:family="paragraph">
      <style:text-properties style:font-name="Arial" style:font-name-complex="Arial" fo:font-size="12pt" style:font-size-asian="12pt" style:font-size-complex="12pt"/>
    </style:style>
    <style:style style:name="P19" style:parent-style-name="Paragraphedeliste" style:list-style-name="LFO1" style:family="paragraph"/>
    <style:style style:name="T20" style:parent-style-name="Policepardéfaut" style:family="text">
      <style:text-properties style:font-name="Arial" style:font-name-complex="Arial" fo:font-size="12pt" style:font-size-asian="12pt" style:font-size-complex="12pt"/>
    </style:style>
    <style:style style:name="P21" style:parent-style-name="Paragraphedeliste" style:list-style-name="LFO1" style:family="paragraph">
      <style:text-properties style:font-name="Arial" style:font-name-complex="Arial" fo:font-size="12pt" style:font-size-asian="12pt" style:font-size-complex="12pt"/>
    </style:style>
    <style:style style:name="P22" style:parent-style-name="Paragraphedeliste" style:list-style-name="LFO1" style:family="paragraph">
      <style:text-properties style:font-name="Arial" style:font-name-complex="Arial" fo:font-size="12pt" style:font-size-asian="12pt" style:font-size-complex="12pt"/>
    </style:style>
    <style:style style:name="P23" style:parent-style-name="Paragraphedeliste" style:list-style-name="LFO1" style:family="paragraph">
      <style:text-properties style:font-name="Arial" style:font-name-complex="Arial" fo:font-size="12pt" style:font-size-asian="12pt" style:font-size-complex="12pt"/>
    </style:style>
    <style:style style:name="P24" style:parent-style-name="Paragraphedeliste" style:list-style-name="LFO1"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T26" style:parent-style-name="Policepardéfaut" style:family="text">
      <style:text-properties style:font-name="Arial" style:font-name-complex="Arial" fo:font-size="12pt" style:font-size-asian="12pt" style:font-size-complex="12pt"/>
    </style:style>
    <style:style style:name="T27" style:parent-style-name="Policepardéfaut" style:family="text">
      <style:text-properties style:font-name="Arial" style:font-name-complex="Arial" fo:font-style="italic" style:font-style-asian="italic" fo:font-size="12pt" style:font-size-asian="12pt" style:font-size-complex="12pt"/>
    </style:style>
    <style:style style:name="T28" style:parent-style-name="Policepardéfaut" style:family="text">
      <style:text-properties style:font-name="Arial" style:font-name-complex="Arial" fo:font-size="12pt" style:font-size-asian="12pt" style:font-size-complex="12pt"/>
    </style:style>
    <style:style style:name="T29" style:parent-style-name="Policepardéfaut" style:family="text">
      <style:text-properties style:font-name="Arial" style:font-name-complex="Arial" fo:font-size="12pt" style:font-size-asian="12pt" style:font-size-complex="12pt"/>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T40" style:parent-style-name="Policepardéfaut" style:family="text">
      <style:text-properties style:font-name="Arial" style:font-name-complex="Arial" fo:font-size="12pt" style:font-size-asian="12pt" style:font-size-complex="12pt"/>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paragraph-properties fo:margin-top="0.0694in" fo:margin-bottom="0.1666in" fo:line-height="100%"/>
      <style:text-properties style:font-name="Arial" style:font-name-asian="Times New Roman" style:font-name-complex="Arial" fo:font-size="12pt" style:font-size-asian="12pt" style:font-size-complex="12pt" style:language-asian="fr" style:country-asian="CH"/>
    </style:style>
    <style:style style:name="P46" style:parent-style-name="Normal" style:family="paragraph">
      <style:paragraph-properties fo:margin-top="0.0694in" fo:margin-bottom="0.1666in" fo:line-height="100%"/>
      <style:text-properties style:font-name="Arial" style:font-name-asian="Times New Roman" style:font-name-complex="Arial" fo:font-size="12pt" style:font-size-asian="12pt" style:font-size-complex="12pt" style:language-asian="fr" style:country-asian="CH"/>
    </style:style>
    <style:style style:name="P47" style:parent-style-name="Normal" style:family="paragraph">
      <style:paragraph-properties fo:text-align="center" fo:margin-top="0.0694in" fo:margin-bottom="0.1666in" fo:line-height="100%"/>
    </style:style>
    <style:style style:name="T48"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style:style style:name="T49"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style:style style:name="T50"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style:style style:name="T51"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style:style style:name="T52"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style:style style:name="T53" style:parent-style-name="Policepardéfaut" style:family="text">
      <style:text-properties style:font-name="Arial" style:font-name-asian="Times New Roman" style:font-name-complex="Arial" fo:font-weight="bold" style:font-weight-asian="bold" fo:font-size="16pt" style:font-size-asian="16pt" style:font-size-complex="16pt" style:language-asian="fr" style:country-asian="CH"/>
    </style:style>
  </office:automatic-styles>
  <office:body>
    <office:text text:use-soft-page-breaks="true">
      <text:p text:style-name="P1"/>
      <text:p text:style-name="P2">SAUVEZ LE BIBLIOBUS ET LA LECTURE PUBLIQUE NEUCHATELOISE</text:p>
      <text:p text:style-name="P3"><text:span text:style-name="T4">Vous avez signé la pétition ?<text:s/></text:span><text:span text:style-name="T5">Signez</text:span><text:span text:style-name="T6"><text:s/>le référendum</text:span><text:span text:style-name="T7"> !</text:span><text:span text:style-name="T8"><text:s/></text:span><text:span text:style-name="T9">Le Grand Conseil n'a pas<text:s/></text:span><text:span text:style-name="T10">pris</text:span><text:span text:style-name="T11"><text:s/></text:span><text:span text:style-name="T12">en<text:s/></text:span><text:span text:style-name="T13">compte</text:span><text:span text:style-name="T14"><text:s/></text:span><text:span text:style-name="T15">l</text:span><text:span text:style-name="T16">es 20'000 signatures récoltées en 2015</text:span><text:span text:style-name="T17">.</text:span></text:p>
      <text:p text:style-name="P18">Le bibliobus, c’est :</text:p>
      <text:list text:style-name="LFO1" text:continue-numbering="true">
        <text:list-item>
          <text:p text:style-name="P19"><text:span text:style-name="T20">1 bus et 7 bibliothèques</text:span></text:p>
        </text:list-item>
        <text:list-item>
          <text:p text:style-name="P21">30 communes desservies (19 par le bus, 11 par les succursales)</text:p>
        </text:list-item>
        <text:list-item>
          <text:p text:style-name="P22">266’655 prêts pour 2015</text:p>
        </text:list-item>
        <text:list-item>
          <text:p text:style-name="P23">18’8679 réservations satisfaites</text:p>
        </text:list-item>
        <text:list-item>
          <text:p text:style-name="P24">12’201 lecteurs, dont plus de 150 classes</text:p>
        </text:list-item>
      </text:list>
      <text:p text:style-name="P25">Le Bibliobus a déposé fin octobre une pétition munie de plus de 20'000 signatures. Malgré cela, le 3 décembre 2015 le Grand Conseil a décidé de modifier la Loi concernant l'aide à la lecture publique et aux bibliothèques en effaçant simplement l’association du Bibliobus de la liste des acteurs importants de la lecture publique du Canton.</text:p>
      <text:p text:style-name="Normal"><text:span text:style-name="T26">Texte de loi supprimé : « </text:span><text:span text:style-name="T27">L'Etat participe aux frais d'équipement et de fonctionnement du service ambulant, dont la gestion est assumée par l'association neuchâteloise pour le développement de la lecture par bibliobus</text:span><text:span text:style-name="T28">. »</text:span></text:p>
      <text:p text:style-name="Normal"><text:span text:style-name="T29">Le « plan de secours » de l’Etat propose 320'000 francs pour cette année, ce qui permet au bibliobus et à ses 7 succursales de survivre en</text:span><text:span text:style-name="T30"><text:s/></text:span><text:span text:style-name="T31">2016. Et après ??? Sans la participation financière de l’Etat, les communes ne pourront pas assumer seules ce report de charges. Cela entrainera la suppression du Bibliobus, et de ses 7 succursales.</text:span><text:span text:style-name="T32"><text:line-break/></text:span><text:span text:style-name="T33"><text:line-break/>On se bat partout en Suisse contre l’illettrisme des adultes et la faiblesse des compétences en</text:span><text:span text:style-name="T34"><text:s/></text:span><text:span text:style-name="T35">lecture et en écriture des jeunes qui sortent de l’école. Dans le cadre du Plan d’études romand</text:span><text:span text:style-name="T36"><text:s/></text:span><text:span text:style-name="T37">(PER), les enseignants du Canton sont tenus de sensibiliser les élèves de tous niveaux scolaires à la</text:span><text:span text:style-name="T38"><text:s/></text:span><text:span text:style-name="T39">lecture et à la recherche de documents. Et cela par des visites régulières de bibliothèques. Où et</text:span><text:span text:style-name="T40"><text:s/></text:span><text:span text:style-name="T41">comment les classes iront-elle chercher leurs documents ? Le bibliobus fait également office de</text:span><text:span text:style-name="T42"><text:s/></text:span><text:span text:style-name="T43">bibliothèque scolaire pour environ 150 classes du Canton et est un grand outil pédagogique.</text:span></text:p>
      <text:p text:style-name="P44">Sans bibliobus et succursales, les personnes âgées et/ou à mobilité réduite et les enfants ne<text:s/>pourront plus accéder facilement à la lecture.<text:s/>Quelles sont les capacités d’absorption des<text:s/>bibliothèques publiques restantes (Le Locle, La Chaux-de-Fonds, Neuchâtel) ? L’association du<text:s/>Bibliobus est l’institution qui prête le plus de documents dans le Canton.</text:p>
      <text:p text:style-name="P45">Elle favorise la diffusion de la lecture publique, atténue les disparités communales et régionales au niveau de l’accès aux livres et aux bibliothèques. Elle soutient aussi l’effort culturel fourni par une quarantaine de communes du canton qui ne pourraient, à elles seules, financer une telle institution.</text:p>
      <text:p text:style-name="P46"/>
      <text:p text:style-name="P47"><text:span text:style-name="T48">Par votre signature, m</text:span><text:span text:style-name="T49">erci de soutenir<text:s/></text:span><text:span text:style-name="T50"><text:line-break/></text:span><text:span text:style-name="T51">l’accès à la lecture</text:span><text:span text:style-name="T52"><text:s/>pour toutes et tous</text:span><text:span text:style-name="T5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d2w-texte-10011" style:display-name="d2w-texte-1001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CH"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aboudez</meta:initial-creator>
    <dc:creator>FIVAZ Fabien</dc:creator>
    <meta:creation-date>2016-01-11T12:29:00Z</meta:creation-date>
    <dc:date>2016-01-11T12:48:00Z</dc:date>
    <meta:print-date>2016-01-11T10:22:00Z</meta:print-date>
    <meta:template xlink:href="Normal.dotm" xlink:type="simple"/>
    <meta:editing-cycles>25</meta:editing-cycles>
    <meta:editing-duration>PT1200S</meta:editing-duration>
    <meta:document-statistic meta:page-count="1" meta:paragraph-count="5" meta:word-count="404" meta:character-count="2622" meta:row-count="18" meta:non-whitespace-character-count="2223"/>
  </office:meta>
</office:document-meta>
</file>